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896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32ea9" style:font-name="Arial" style:font-size-asian="10.5pt" style:font-size-complex="10.5pt"/>
    </style:style>
    <style:style style:family="paragraph" style:name="P2" style:parent-style-name="Frame_20_contents">
      <style:text-properties fo:font-size="11pt" officeooo:paragraph-rsid="00432ea9" style:font-name="Arial" style:font-size-asian="11pt" style:font-size-complex="11pt"/>
    </style:style>
    <style:style style:family="paragraph" style:name="P3" style:parent-style-name="UrbanTitle">
      <style:text-properties fo:font-size="10.5pt" officeooo:paragraph-rsid="001dc90b" officeooo:rsid="001dc90b" style:font-name="Arial" style:font-size-asian="10.5pt" style:font-size-complex="10.5pt" style:text-underline-style="none"/>
    </style:style>
    <style:style style:family="paragraph" style:name="P4" style:parent-style-name="UrbanTitle">
      <style:text-properties fo:font-size="14pt" officeooo:paragraph-rsid="00432ea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56754" officeooo:rsid="00356754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1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name="P12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432ea9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2ea9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3120c3" officeooo:rsid="003dd68b" style:font-name="Arial" style:font-size-asian="10.5pt" style:font-size-complex="10.5pt" style:font-weight-asian="bold" style:font-weight-complex="bold"/>
    </style:style>
    <style:style style:family="paragraph" style:name="P16" style:parent-style-name="UrbanTitle2">
      <style:paragraph-properties fo:text-align="start" style:justify-single-word="false"/>
      <style:text-properties fo:font-size="11pt" fo:font-style="normal" fo:font-weight="bold" officeooo:paragraph-rsid="00432ea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7" style:parent-style-name="Text_20_body">
      <style:paragraph-properties fo:margin-bottom="0cm" fo:margin-top="0cm" loext:contextual-spacing="false" style:page-number="auto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8" style:parent-style-name="Text_20_body">
      <style:paragraph-properties fo:margin-bottom="0cm" fo:margin-top="0cm" loext:contextual-spacing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9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style:font-size-asian="11pt" style:font-size-complex="11pt" style:font-style-asian="normal" style:font-style-complex="normal"/>
    </style:style>
    <style:style style:family="text" style:name="T13">
      <style:text-properties fo:font-size="11pt" fo:font-style="normal" officeooo:rsid="003fb73f" style:font-size-asian="11pt" style:font-size-complex="11pt" style:font-style-asian="normal" style:font-style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text:style-name="L1" xml:id="list2441599908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896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32ea9" style:font-name="Arial" style:font-size-asian="10.5pt" style:font-size-complex="10.5pt"/>
    </style:style>
    <style:style style:family="paragraph" style:name="P2" style:parent-style-name="Frame_20_contents">
      <style:text-properties fo:font-size="11pt" officeooo:paragraph-rsid="00432ea9" style:font-name="Arial" style:font-size-asian="11pt" style:font-size-complex="11pt"/>
    </style:style>
    <style:style style:family="paragraph" style:name="P3" style:parent-style-name="UrbanTitle">
      <style:text-properties fo:font-size="10.5pt" officeooo:paragraph-rsid="001dc90b" officeooo:rsid="001dc90b" style:font-name="Arial" style:font-size-asian="10.5pt" style:font-size-complex="10.5pt" style:text-underline-style="none"/>
    </style:style>
    <style:style style:family="paragraph" style:name="P4" style:parent-style-name="UrbanTitle">
      <style:text-properties fo:font-size="14pt" officeooo:paragraph-rsid="00432ea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56754" officeooo:rsid="00356754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1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name="P12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432ea9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2ea9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3120c3" officeooo:rsid="003dd68b" style:font-name="Arial" style:font-size-asian="10.5pt" style:font-size-complex="10.5pt" style:font-weight-asian="bold" style:font-weight-complex="bold"/>
    </style:style>
    <style:style style:family="paragraph" style:name="P16" style:parent-style-name="UrbanTitle2">
      <style:paragraph-properties fo:text-align="start" style:justify-single-word="false"/>
      <style:text-properties fo:font-size="11pt" fo:font-style="normal" fo:font-weight="bold" officeooo:paragraph-rsid="00432ea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7" style:parent-style-name="Text_20_body">
      <style:paragraph-properties fo:margin-bottom="0cm" fo:margin-top="0cm" loext:contextual-spacing="false" style:page-number="auto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8" style:parent-style-name="Text_20_body">
      <style:paragraph-properties fo:margin-bottom="0cm" fo:margin-top="0cm" loext:contextual-spacing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9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style:font-size-asian="11pt" style:font-size-complex="11pt" style:font-style-asian="normal" style:font-style-complex="normal"/>
    </style:style>
    <style:style style:family="text" style:name="T13">
      <style:text-properties fo:font-size="11pt" fo:font-style="normal" officeooo:rsid="003fb73f" style:font-size-asian="11pt" style:font-size-complex="11pt" style:font-style-asian="normal" style:font-style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text:style-name="L1" xml:id="list2441599908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896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32ea9" style:font-name="Arial" style:font-size-asian="10.5pt" style:font-size-complex="10.5pt"/>
    </style:style>
    <style:style style:family="paragraph" style:name="P2" style:parent-style-name="Frame_20_contents">
      <style:text-properties fo:font-size="11pt" officeooo:paragraph-rsid="00432ea9" style:font-name="Arial" style:font-size-asian="11pt" style:font-size-complex="11pt"/>
    </style:style>
    <style:style style:family="paragraph" style:name="P3" style:parent-style-name="UrbanTitle">
      <style:text-properties fo:font-size="10.5pt" officeooo:paragraph-rsid="001dc90b" officeooo:rsid="001dc90b" style:font-name="Arial" style:font-size-asian="10.5pt" style:font-size-complex="10.5pt" style:text-underline-style="none"/>
    </style:style>
    <style:style style:family="paragraph" style:name="P4" style:parent-style-name="UrbanTitle">
      <style:text-properties fo:font-size="14pt" officeooo:paragraph-rsid="00432ea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56754" officeooo:rsid="00356754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1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name="P12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432ea9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2ea9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3120c3" officeooo:rsid="003dd68b" style:font-name="Arial" style:font-size-asian="10.5pt" style:font-size-complex="10.5pt" style:font-weight-asian="bold" style:font-weight-complex="bold"/>
    </style:style>
    <style:style style:family="paragraph" style:name="P16" style:parent-style-name="UrbanTitle2">
      <style:paragraph-properties fo:text-align="start" style:justify-single-word="false"/>
      <style:text-properties fo:font-size="11pt" fo:font-style="normal" fo:font-weight="bold" officeooo:paragraph-rsid="00432ea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7" style:parent-style-name="Text_20_body">
      <style:paragraph-properties fo:margin-bottom="0cm" fo:margin-top="0cm" loext:contextual-spacing="false" style:page-number="auto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8" style:parent-style-name="Text_20_body">
      <style:paragraph-properties fo:margin-bottom="0cm" fo:margin-top="0cm" loext:contextual-spacing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9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style:font-size-asian="11pt" style:font-size-complex="11pt" style:font-style-asian="normal" style:font-style-complex="normal"/>
    </style:style>
    <style:style style:family="text" style:name="T13">
      <style:text-properties fo:font-size="11pt" fo:font-style="normal" officeooo:rsid="003fb73f" style:font-size-asian="11pt" style:font-size-complex="11pt" style:font-style-asian="normal" style:font-style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text:style-name="L1" xml:id="list2441599908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896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32ea9" style:font-name="Arial" style:font-size-asian="10.5pt" style:font-size-complex="10.5pt"/>
    </style:style>
    <style:style style:family="paragraph" style:name="P2" style:parent-style-name="Frame_20_contents">
      <style:text-properties fo:font-size="11pt" officeooo:paragraph-rsid="00432ea9" style:font-name="Arial" style:font-size-asian="11pt" style:font-size-complex="11pt"/>
    </style:style>
    <style:style style:family="paragraph" style:name="P3" style:parent-style-name="UrbanTitle">
      <style:text-properties fo:font-size="10.5pt" officeooo:paragraph-rsid="001dc90b" officeooo:rsid="001dc90b" style:font-name="Arial" style:font-size-asian="10.5pt" style:font-size-complex="10.5pt" style:text-underline-style="none"/>
    </style:style>
    <style:style style:family="paragraph" style:name="P4" style:parent-style-name="UrbanTitle">
      <style:text-properties fo:font-size="14pt" officeooo:paragraph-rsid="00432ea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56754" officeooo:rsid="00356754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1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name="P12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432ea9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2ea9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3120c3" officeooo:rsid="003dd68b" style:font-name="Arial" style:font-size-asian="10.5pt" style:font-size-complex="10.5pt" style:font-weight-asian="bold" style:font-weight-complex="bold"/>
    </style:style>
    <style:style style:family="paragraph" style:name="P16" style:parent-style-name="UrbanTitle2">
      <style:paragraph-properties fo:text-align="start" style:justify-single-word="false"/>
      <style:text-properties fo:font-size="11pt" fo:font-style="normal" fo:font-weight="bold" officeooo:paragraph-rsid="00432ea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7" style:parent-style-name="Text_20_body">
      <style:paragraph-properties fo:margin-bottom="0cm" fo:margin-top="0cm" loext:contextual-spacing="false" style:page-number="auto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8" style:parent-style-name="Text_20_body">
      <style:paragraph-properties fo:margin-bottom="0cm" fo:margin-top="0cm" loext:contextual-spacing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9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style:font-size-asian="11pt" style:font-size-complex="11pt" style:font-style-asian="normal" style:font-style-complex="normal"/>
    </style:style>
    <style:style style:family="text" style:name="T13">
      <style:text-properties fo:font-size="11pt" fo:font-style="normal" officeooo:rsid="003fb73f" style:font-size-asian="11pt" style:font-size-complex="11pt" style:font-style-asian="normal" style:font-style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text:style-name="L1" xml:id="list2441599908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42.068573994</dc:date>
    <dc:language>fr-FR</dc:language>
    <meta:editing-cycles>126</meta:editing-cycles>
    <meta:editing-duration>P1DT9H47M13S</meta:editing-duration>
    <meta:document-statistic meta:table-count="1" meta:image-count="0" meta:object-count="0" meta:page-count="1" meta:paragraph-count="24" meta:word-count="211" meta:character-count="1448" meta:non-whitespace-character-count="1290"/>
    <meta:user-defined meta:name="Info 1"/>
    <meta:user-defined meta:name="Info 2"/>
    <meta:user-defined meta:name="Info 3"/>
    <meta:user-defined meta:name="Info 4"/>
  </office:meta>
</office:document-meta>
</file>